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.13359375" calcext:value-type="float">
            <text:p>0.13359375</text:p>
          </table:table-cell>
          <table:table-cell office:value-type="float" office:value="1.98117880138683" calcext:value-type="float">
            <text:p>1.98117880138683</text:p>
          </table:table-cell>
        </table:table-row>
        <table:table-row table:style-name="ro1">
          <table:table-cell office:value-type="float" office:value="0.128125" calcext:value-type="float">
            <text:p>0.128125</text:p>
          </table:table-cell>
          <table:table-cell office:value-type="float" office:value="2.47066090179123" calcext:value-type="float">
            <text:p>2.47066090179123</text:p>
          </table:table-cell>
        </table:table-row>
        <table:table-row table:style-name="ro1">
          <table:table-cell office:value-type="float" office:value="0.12421875" calcext:value-type="float">
            <text:p>0.12421875</text:p>
          </table:table-cell>
          <table:table-cell office:value-type="float" office:value="2.81888653981677" calcext:value-type="float">
            <text:p>2.81888653981677</text:p>
          </table:table-cell>
        </table:table-row>
        <table:table-row table:style-name="ro1">
          <table:table-cell office:value-type="float" office:value="0.11953125" calcext:value-type="float">
            <text:p>0.11953125</text:p>
          </table:table-cell>
          <table:table-cell office:value-type="float" office:value="3.28137817883511" calcext:value-type="float">
            <text:p>3.28137817883511</text:p>
          </table:table-cell>
        </table:table-row>
        <table:table-row table:style-name="ro1">
          <table:table-cell office:value-type="float" office:value="0.1171875" calcext:value-type="float">
            <text:p>0.1171875</text:p>
          </table:table-cell>
          <table:table-cell office:value-type="float" office:value="3.92541707556428" calcext:value-type="float">
            <text:p>3.92541707556428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4.88400488400488" calcext:value-type="float">
            <text:p>4.88400488400488</text:p>
          </table:table-cell>
        </table:table-row>
        <table:table-row table:style-name="ro1">
          <table:table-cell office:value-type="float" office:value="0.09609375" calcext:value-type="float">
            <text:p>0.09609375</text:p>
          </table:table-cell>
          <table:table-cell office:value-type="float" office:value="6.46203554119548" calcext:value-type="float">
            <text:p>6.46203554119548</text:p>
          </table:table-cell>
        </table:table-row>
        <table:table-row table:style-name="ro1">
          <table:table-cell office:value-type="float" office:value="0.08125" calcext:value-type="float">
            <text:p>0.08125</text:p>
          </table:table-cell>
          <table:table-cell office:value-type="float" office:value="9.54653937947494" calcext:value-type="float">
            <text:p>9.54653937947494</text:p>
          </table:table-cell>
        </table:table-row>
        <table:table-row table:style-name="ro1">
          <table:table-cell office:value-type="float" office:value="0.05546875" calcext:value-type="float">
            <text:p>0.05546875</text:p>
          </table:table-cell>
          <table:table-cell office:value-type="float" office:value="18.2648401826484" calcext:value-type="float">
            <text:p>18.26484018264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22:09:58.236989140</meta:creation-date>
    <dc:date>2017-09-13T22:13:07.812918164</dc:date>
    <meta:editing-duration>PT3M9S</meta:editing-duration>
    <meta:editing-cycles>1</meta:editing-cycles>
    <meta:document-statistic meta:table-count="1" meta:cell-count="18" meta:object-count="0"/>
    <meta:generator>LibreOffice/5.3.1.2$Linux_X86_64 LibreOffice_project/30m0$Build-2</meta:generator>
  </office:meta>
</office:document-meta>
</file>